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6cm" svg:height="8.988cm" svg:x="17.956cm" svg:y="2.365cm">
            <draw:object draw:notify-on-update-of-ranges="Arkusz1.D16:Arkusz1.D19 Arkusz1.E15:Arkusz1.E15 Arkusz1.E16:Arkusz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blem</text:p>
          </table:table-cell>
          <table:table-cell office:value-type="string" calcext:value-type="string">
            <text:p>Ilość głosó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lnik Szachow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komendacj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djęci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em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16:.E19])"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.00.0000</text:date>, <text:time style:data-style-name="N2" text:time-value="21:28:36.74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5:48:21.613000000</meta:creation-date>
    <dc:date>2025-03-23T21:31:38.309000000</dc:date>
    <meta:editing-duration>PT1H25M13S</meta:editing-duration>
    <meta:editing-cycles>2</meta:editing-cycles>
    <meta:generator>LibreOffice/24.8.5.2$Windows_X86_64 LibreOffice_project/fddf2685c70b461e7832239a0162a77216259f22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title svg:x="6.427cm" svg:y="0.315cm" chart:style-name="ch2">
          <text:p>Wyniki ankiety</text:p>
        </chart:title>
        <chart:legend chart:legend-position="end" svg:x="13.282cm" svg:y="4.192cm" style:legend-expansion="high" chart:style-name="ch3"/>
        <chart:plot-area chart:style-name="ch4" table:cell-range-address="Arkusz1.D16:Arkusz1.E19 Arkusz1.E15:Arkusz1.E15" chart:data-source-has-labels="both" svg:x="0.319cm" svg:y="1.299cm" svg:width="12.644cm" svg:height="7.511cm">
          <chart:coordinate-region svg:x="0.97cm" svg:y="1.501cm" svg:width="11.993cm" svg:height="6.656cm"/>
          <chart:axis chart:dimension="x" chart:name="primary-x" chart:style-name="ch5" chartooo:axis-type="auto">
            <chartooo:date-scale/>
            <chart:categories table:cell-range-address="Arkusz1.D16:Arkusz1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1.E16:Arkusz1.E19" chart:label-cell-address="Arkusz1.E15:Arkusz1.E1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głosów</text:p>
                <draw:g>
                  <svg:desc>Arkusz1.E15:Arkusz1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lnik Szachowy</text:p>
                <draw:g>
                  <svg:desc>Arkusz1.D16:Arkusz1.D19</svg:desc>
                </draw:g>
              </table:table-cell>
              <table:table-cell office:value-type="float" office:value="5">
                <text:p>5</text:p>
                <draw:g>
                  <svg:desc>Arkusz1.E16:Arkusz1.E19</svg:desc>
                </draw:g>
              </table:table-cell>
            </table:table-row>
            <table:table-row>
              <table:table-cell office:value-type="string">
                <text:p>Rekomendacj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Zdjęci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hemia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